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1.2299in"/>
    </style:style>
    <style:style style:name="co14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1.0575in"/>
    </style:style>
    <style:style style:name="co10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638in"/>
    </style:style>
    <style:style style:name="co17" style:family="table-column">
      <style:table-column-properties fo:break-before="auto" style:column-width="0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Seed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 office:value-type="float" office:value="69">
            <text:p>69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162">
            <text:p>162</text:p>
          </table:table-cell>
          <table:table-cell office:value-type="float" office:value="52">
            <text:p>52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185">
            <text:p>185</text:p>
          </table:table-cell>
          <table:table-cell office:value-type="float" office:value="62">
            <text:p>62</text:p>
          </table:table-cell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91">
            <text:p>9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01">
            <text:p>10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96">
            <text:p>9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14">
            <text:p>11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101">
            <text:p>10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52">
            <text:p>152</text:p>
          </table:table-cell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Lambda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Hockey-baseball</text:p>
          </table:table-cell>
          <table:table-cell office:value-type="float" office:value="0.3">
            <text:p>0.3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5">
            <text:p>0.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7">
            <text:p>0.7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9">
            <text:p>0.9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1">
            <text:p>1.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3">
            <text:p>1.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5">
            <text:p>1.5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3">
            <text:p>0.3</text:p>
          </table:table-cell>
          <table:table-cell table:formula="of:=[.C2]/399" office:value-type="float" office:value="0.117794486215539">
            <text:p>0.1177944862</text:p>
          </table:table-cell>
          <table:table-cell table:formula="of:=[.D2]/1593" office:value-type="float" office:value="0.00376647834274953">
            <text:p>0.0037664783</text:p>
          </table:table-cell>
          <table:table-cell table:formula="of:=[.E2]/399" office:value-type="float" office:value="0.130325814536341">
            <text:p>0.1303258145</text:p>
          </table:table-cell>
          <table:table-cell table:formula="of:=[.F2]/1593" office:value-type="float" office:value="0.0552416823603264">
            <text:p>0.0552416824</text:p>
          </table:table-cell>
          <table:table-cell table:formula="of:=[.G2]/399" office:value-type="float" office:value="0.172932330827068">
            <text:p>0.1729323308</text:p>
          </table:table-cell>
          <table:table-cell table:formula="of:=[.H2]/1593" office:value-type="float" office:value="0.0797237915881984">
            <text:p>0.0797237916</text:p>
          </table:table-cell>
          <table:table-cell table:formula="of:=[.I2]/399" office:value-type="float" office:value="0.162907268170426">
            <text:p>0.1629072682</text:p>
          </table:table-cell>
          <table:table-cell table:formula="of:=[.J2]/1593" office:value-type="float" office:value="0.143126177024482">
            <text:p>0.143126177</text:p>
          </table:table-cell>
          <table:table-cell table:formula="of:=[.K2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5">
            <text:p>0.5</text:p>
          </table:table-cell>
          <table:table-cell table:formula="of:=[.C3]/399" office:value-type="float" office:value="0.12280701754386">
            <text:p>0.1228070175</text:p>
          </table:table-cell>
          <table:table-cell table:formula="of:=[.D3]/1593" office:value-type="float" office:value="0.00439422473320778">
            <text:p>0.0043942247</text:p>
          </table:table-cell>
          <table:table-cell table:formula="of:=[.E3]/399" office:value-type="float" office:value="0.135338345864662">
            <text:p>0.1353383459</text:p>
          </table:table-cell>
          <table:table-cell table:formula="of:=[.F3]/1593" office:value-type="float" office:value="0.0564971751412429">
            <text:p>0.0564971751</text:p>
          </table:table-cell>
          <table:table-cell table:formula="of:=[.G3]/399" office:value-type="float" office:value="0.172932330827068">
            <text:p>0.1729323308</text:p>
          </table:table-cell>
          <table:table-cell table:formula="of:=[.H3]/1593" office:value-type="float" office:value="0.0847457627118644">
            <text:p>0.0847457627</text:p>
          </table:table-cell>
          <table:table-cell table:formula="of:=[.I3]/399" office:value-type="float" office:value="0.162907268170426">
            <text:p>0.1629072682</text:p>
          </table:table-cell>
          <table:table-cell table:formula="of:=[.J3]/1593" office:value-type="float" office:value="0.143126177024482">
            <text:p>0.143126177</text:p>
          </table:table-cell>
          <table:table-cell table:formula="of:=[.K3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7">
            <text:p>0.7</text:p>
          </table:table-cell>
          <table:table-cell table:formula="of:=[.C4]/399" office:value-type="float" office:value="0.12781954887218">
            <text:p>0.1278195489</text:p>
          </table:table-cell>
          <table:table-cell table:formula="of:=[.D4]/1593" office:value-type="float" office:value="0.00502197112366604">
            <text:p>0.0050219711</text:p>
          </table:table-cell>
          <table:table-cell table:formula="of:=[.E4]/399" office:value-type="float" office:value="0.132832080200501">
            <text:p>0.1328320802</text:p>
          </table:table-cell>
          <table:table-cell table:formula="of:=[.F4]/1593" office:value-type="float" office:value="0.0564971751412429">
            <text:p>0.0564971751</text:p>
          </table:table-cell>
          <table:table-cell table:formula="of:=[.G4]/399" office:value-type="float" office:value="0.145363408521303">
            <text:p>0.1453634085</text:p>
          </table:table-cell>
          <table:table-cell table:formula="of:=[.H4]/1593" office:value-type="float" office:value="0.0847457627118644">
            <text:p>0.0847457627</text:p>
          </table:table-cell>
          <table:table-cell table:formula="of:=[.I4]/399" office:value-type="float" office:value="0.162907268170426">
            <text:p>0.1629072682</text:p>
          </table:table-cell>
          <table:table-cell table:formula="of:=[.J4]/1593" office:value-type="float" office:value="0.143126177024482">
            <text:p>0.143126177</text:p>
          </table:table-cell>
          <table:table-cell table:formula="of:=[.K4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9">
            <text:p>0.9</text:p>
          </table:table-cell>
          <table:table-cell table:formula="of:=[.C5]/399" office:value-type="float" office:value="0.130325814536341">
            <text:p>0.1303258145</text:p>
          </table:table-cell>
          <table:table-cell table:formula="of:=[.D5]/1593" office:value-type="float" office:value="0.00439422473320778">
            <text:p>0.0043942247</text:p>
          </table:table-cell>
          <table:table-cell table:formula="of:=[.E5]/399" office:value-type="float" office:value="0.132832080200501">
            <text:p>0.1328320802</text:p>
          </table:table-cell>
          <table:table-cell table:formula="of:=[.F5]/1593" office:value-type="float" office:value="0.0564971751412429">
            <text:p>0.0564971751</text:p>
          </table:table-cell>
          <table:table-cell table:formula="of:=[.G5]/399" office:value-type="float" office:value="0.170426065162907">
            <text:p>0.1704260652</text:p>
          </table:table-cell>
          <table:table-cell table:formula="of:=[.H5]/1593" office:value-type="float" office:value="0.0564971751412429">
            <text:p>0.0564971751</text:p>
          </table:table-cell>
          <table:table-cell table:formula="of:=[.I5]/399" office:value-type="float" office:value="0.162907268170426">
            <text:p>0.1629072682</text:p>
          </table:table-cell>
          <table:table-cell table:formula="of:=[.J5]/1593" office:value-type="float" office:value="0.143126177024482">
            <text:p>0.143126177</text:p>
          </table:table-cell>
          <table:table-cell table:formula="of:=[.K5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1">
            <text:p>1.1</text:p>
          </table:table-cell>
          <table:table-cell table:formula="of:=[.C6]/399" office:value-type="float" office:value="0.12280701754386">
            <text:p>0.1228070175</text:p>
          </table:table-cell>
          <table:table-cell table:formula="of:=[.D6]/1593" office:value-type="float" office:value="0.00439422473320778">
            <text:p>0.0043942247</text:p>
          </table:table-cell>
          <table:table-cell table:formula="of:=[.E6]/399" office:value-type="float" office:value="0.130325814536341">
            <text:p>0.1303258145</text:p>
          </table:table-cell>
          <table:table-cell table:formula="of:=[.F6]/1593" office:value-type="float" office:value="0.0564971751412429">
            <text:p>0.0564971751</text:p>
          </table:table-cell>
          <table:table-cell table:formula="of:=[.G6]/399" office:value-type="float" office:value="0.137844611528822">
            <text:p>0.1378446115</text:p>
          </table:table-cell>
          <table:table-cell table:formula="of:=[.H6]/1593" office:value-type="float" office:value="0.0797237915881984">
            <text:p>0.0797237916</text:p>
          </table:table-cell>
          <table:table-cell table:formula="of:=[.I6]/399" office:value-type="float" office:value="0.162907268170426">
            <text:p>0.1629072682</text:p>
          </table:table-cell>
          <table:table-cell table:formula="of:=[.J6]/1593" office:value-type="float" office:value="0.143126177024482">
            <text:p>0.143126177</text:p>
          </table:table-cell>
          <table:table-cell table:formula="of:=[.K6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3">
            <text:p>1.3</text:p>
          </table:table-cell>
          <table:table-cell table:formula="of:=[.C7]/399" office:value-type="float" office:value="0.12280701754386">
            <text:p>0.1228070175</text:p>
          </table:table-cell>
          <table:table-cell table:formula="of:=[.D7]/1593" office:value-type="float" office:value="0.00439422473320778">
            <text:p>0.0043942247</text:p>
          </table:table-cell>
          <table:table-cell table:formula="of:=[.E7]/399" office:value-type="float" office:value="0.130325814536341">
            <text:p>0.1303258145</text:p>
          </table:table-cell>
          <table:table-cell table:formula="of:=[.F7]/1593" office:value-type="float" office:value="0.0558694287507847">
            <text:p>0.0558694288</text:p>
          </table:table-cell>
          <table:table-cell table:formula="of:=[.G7]/399" office:value-type="float" office:value="0.142857142857143">
            <text:p>0.1428571429</text:p>
          </table:table-cell>
          <table:table-cell table:formula="of:=[.H7]/1593" office:value-type="float" office:value="0.0684243565599498">
            <text:p>0.0684243566</text:p>
          </table:table-cell>
          <table:table-cell table:formula="of:=[.I7]/399" office:value-type="float" office:value="0.165413533834586">
            <text:p>0.1654135338</text:p>
          </table:table-cell>
          <table:table-cell table:formula="of:=[.J7]/1593" office:value-type="float" office:value="0.141870684243566">
            <text:p>0.1418706842</text:p>
          </table:table-cell>
          <table:table-cell table:formula="of:=[.K7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5">
            <text:p>1.5</text:p>
          </table:table-cell>
          <table:table-cell table:formula="of:=[.C8]/399" office:value-type="float" office:value="0.12781954887218">
            <text:p>0.1278195489</text:p>
          </table:table-cell>
          <table:table-cell table:formula="of:=[.D8]/1593" office:value-type="float" office:value="0.00376647834274953">
            <text:p>0.0037664783</text:p>
          </table:table-cell>
          <table:table-cell table:formula="of:=[.E8]/399" office:value-type="float" office:value="0.130325814536341">
            <text:p>0.1303258145</text:p>
          </table:table-cell>
          <table:table-cell table:formula="of:=[.F8]/1593" office:value-type="float" office:value="0.0558694287507847">
            <text:p>0.0558694288</text:p>
          </table:table-cell>
          <table:table-cell table:formula="of:=[.G8]/399" office:value-type="float" office:value="0.155388471177945">
            <text:p>0.1553884712</text:p>
          </table:table-cell>
          <table:table-cell table:formula="of:=[.H8]/1593" office:value-type="float" office:value="0.0847457627118644">
            <text:p>0.0847457627</text:p>
          </table:table-cell>
          <table:table-cell table:formula="of:=[.I8]/399" office:value-type="float" office:value="0.165413533834586">
            <text:p>0.1654135338</text:p>
          </table:table-cell>
          <table:table-cell table:formula="of:=[.J8]/1593" office:value-type="float" office:value="0.141870684243566">
            <text:p>0.1418706842</text:p>
          </table:table-cell>
          <table:table-cell table:formula="of:=[.K8]/399" office:value-type="float" office:value="0.25062656641604">
            <text:p>0.2506265664</text:p>
          </table:table-cell>
          <table:table-cell/>
        </table:table-row>
        <table:table-row table:style-name="ro1">
          <table:table-cell table:number-columns-repeated="6"/>
          <table:table-cell table:formula="of:=[.G10]-[.G14]" office:value-type="float" office:value="0.0350877192982456">
            <text:p>0.0350877193</text:p>
          </table:table-cell>
          <table:table-cell table:number-columns-repeated="5"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1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Panzer</meta:initial-creator>
    <meta:creation-date>2012-04-05T00:15:38</meta:creation-date>
    <dc:date>2012-04-05T01:00:06</dc:date>
    <dc:creator>Sam Panzer</dc:creator>
    <meta:editing-duration>PT43M34S</meta:editing-duration>
    <meta:editing-cycles>4</meta:editing-cycles>
    <meta:generator>LibreOffice/3.4$Unix LibreOffice_project/340m1$Build-402</meta:generator>
    <meta:document-statistic meta:table-count="3" meta:cell-count="319" meta:object-count="0"/>
  </office:meta>
</office:document-meta>
</file>